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2cm"/>
    </style:style>
    <style:style style:name="Tabella1.B" style:family="table-column">
      <style:table-column-properties style:column-width="13.921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2" style:family="table-row">
      <style:table-row-properties style:min-row-height="0.7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c424b" officeooo:paragraph-rsid="001c424b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7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1" style:family="paragraph" style:parent-style-name="Table_20_Contents">
      <style:text-properties style:font-name="Liberation Sans" officeooo:rsid="001c424b" officeooo:paragraph-rsid="001c424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  <style:style style:name="T4" style:family="text">
      <style:text-properties officeooo:rsid="00176d71"/>
    </style:style>
    <style:style style:name="T5" style:family="text">
      <style:text-properties officeooo:rsid="00184c88"/>
    </style:style>
    <style:style style:name="T6" style:family="text">
      <style:text-properties officeooo:rsid="001c4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</text:span><text:span text:style-name="T1">ABORATORIO </text:span><text:span text:style-name="T3">DI </text:span><text:span text:style-name="T1">INFORMATICA – PIANO TERRA</text:span></text:p>
      <text:p text:style-name="P7"/>
      <text:p text:style-name="P6">SCHEDA <text:span text:style-name="T6">SISTEMAZIONE</text:span> COMPUTER</text:p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POSTAZIONE</text:p>
          </table:table-cell>
          <table:table-cell table:style-name="Tabella1.B1" office:value-type="string">
            <text:p text:style-name="P4">INTERVENTI DA SVOLGERE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1</text:p>
          </table:table-cell>
          <table:table-cell table:style-name="Tabella1.B2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2</text:p>
          </table:table-cell>
          <table:table-cell table:style-name="Tabella1.B3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3</text:p>
          </table:table-cell>
          <table:table-cell table:style-name="Tabella1.B4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4</text:p>
          </table:table-cell>
          <table:table-cell table:style-name="Tabella1.B5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5</text:p>
          </table:table-cell>
          <table:table-cell table:style-name="Tabella1.B6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6</text:p>
          </table:table-cell>
          <table:table-cell table:style-name="Tabella1.B7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7</text:p>
          </table:table-cell>
          <table:table-cell table:style-name="Tabella1.B8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8</text:p>
          </table:table-cell>
          <table:table-cell table:style-name="Tabella1.B9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<text:span text:style-name="T4">0</text:span>9</text:p>
          </table:table-cell>
          <table:table-cell table:style-name="Tabella1.B10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0</text:p>
          </table:table-cell>
          <table:table-cell table:style-name="Tabella1.B11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1</text:p>
          </table:table-cell>
          <table:table-cell table:style-name="Tabella1.B12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2</text:p>
          </table:table-cell>
          <table:table-cell table:style-name="Tabella1.B13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3</text:p>
          </table:table-cell>
          <table:table-cell table:style-name="Tabella1.B14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4</text:p>
          </table:table-cell>
          <table:table-cell table:style-name="Tabella1.B15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5</text:p>
          </table:table-cell>
          <table:table-cell table:style-name="Tabella1.B16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6</text:p>
          </table:table-cell>
          <table:table-cell table:style-name="Tabella1.B17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9">17</text:p>
          </table:table-cell>
          <table:table-cell table:style-name="Tabella1.B18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<text:span text:style-name="T5">8</text:span></text:p>
          </table:table-cell>
          <table:table-cell table:style-name="Tabella1.B19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1<text:span text:style-name="T5">9</text:span></text:p>
          </table:table-cell>
          <table:table-cell table:style-name="Tabella1.B20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9">20</text:p>
          </table:table-cell>
          <table:table-cell table:style-name="Tabella1.B21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5">1</text:span></text:p>
          </table:table-cell>
          <table:table-cell table:style-name="Tabella1.B22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5">2</text:span></text:p>
          </table:table-cell>
          <table:table-cell table:style-name="Tabella1.B23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8">2<text:span text:style-name="T5">3</text:span></text:p>
          </table:table-cell>
          <table:table-cell table:style-name="Tabella1.B24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10">24</text:p>
          </table:table-cell>
          <table:table-cell table:style-name="Tabella1.B25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10">25</text:p>
          </table:table-cell>
          <table:table-cell table:style-name="Tabella1.B26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10">26</text:p>
          </table:table-cell>
          <table:table-cell table:style-name="Tabella1.B27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10">27</text:p>
          </table:table-cell>
          <table:table-cell table:style-name="Tabella1.B28" office:value-type="string">
            <text:p text:style-name="P11">Installare Canva, collegare a internet, pulire desktop, cartella condivisa</text:p>
          </table:table-cell>
        </table:table-row>
        <table:table-row table:style-name="Tabella1.2">
          <table:table-cell table:style-name="Tabella1.A2" office:value-type="string">
            <text:p text:style-name="P10">28</text:p>
          </table:table-cell>
          <table:table-cell table:style-name="Tabella1.B29" office:value-type="string">
            <text:p text:style-name="P11">Installare Canva, collegare a internet, pulire desktop, cartella condivis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31:05.633436563</dc:date>
    <meta:editing-duration>PT28M18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60" meta:word-count="292" meta:character-count="2228" meta:non-whitespace-character-count="1995"/>
  </office:meta>
</office:document-meta>
</file>